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Channel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up+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Vsup-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Isup</text:p>
          </table:table-cell>
          <table:table-cell office:value-type="string" calcext:value-type="string">
            <text:p>ADC / 1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sup max</text:p>
          </table:table-cell>
          <table:table-cell office:value-type="string" calcext:value-type="string">
            <text:p>ADC / 10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Uby+</text:p>
          </table:table-cell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Uby-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by+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Iby-</text:p>
          </table:table-cell>
          <table:table-cell/>
        </table:table-row>
        <table:table-row table:style-name="ro1">
          <table:table-cell table:style-name="ce1" office:value-type="float" office:value="2" calcext:value-type="float" table:number-columns-spanned="1" table:number-rows-spanned="8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Temp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Mod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Vglobal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VDD_D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Vref</text:p>
          </table:table-cell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Vbg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VDD_A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Vint</text:p>
          </table:table-cell>
          <table:table-cell/>
        </table:table-row>
        <table:table-row table:style-name="ro1">
          <table:table-cell table:style-name="ce1" office:value-type="float" office:value="3" calcext:value-type="float" table:number-columns-spanned="1" table:number-rows-spanned="8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s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ref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n.u.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n.u.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n.u.</text:p>
          </table:table-cell>
          <table: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n.u.</text:p>
          </table:table-cell>
          <table: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n.u.</text:p>
          </table:table-cell>
          <table: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n.u.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Channel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 table:number-columns-spanned="1" table:number-rows-spanned="2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up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Vby</text:p>
          </table:table-cell>
          <table:table-cell/>
        </table:table-row>
        <table:table-row table:style-name="ro1">
          <table:table-cell table:style-name="ce1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0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emp1</text:p>
          </table:table-cell>
          <table:table-cell/>
        </table:table-row>
        <table:table-row table:style-name="ro1">
          <table:table-cell table:style-name="ce1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mod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by</text:p>
          </table:table-cell>
          <table:table-cell/>
        </table:table-row>
        <table:table-row table:style-name="ro1">
          <table:table-cell table:style-name="ce1" office:value-type="float" office:value="7" calcext:value-type="float" table:number-columns-spanned="1" table:number-rows-spanned="2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s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ref</text:p>
          </table:table-cell>
          <table:table-cell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0:13:14.406622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us Lehmann</meta:initial-creator>
    <meta:creation-date>2018-11-22T16:23:24.185438225</meta:creation-date>
    <meta:generator>LibreOffice/4.3.7.2$Linux_X86_64 LibreOffice_project/430$Build-2</meta:generator>
    <dc:date>2018-11-29T10:14:08.752944476</dc:date>
    <dc:creator>Niklaus Lehmann</dc:creator>
    <meta:editing-duration>PT2H2M12S</meta:editing-duration>
    <meta:editing-cycles>6</meta:editing-cycles>
    <meta:document-statistic meta:table-count="1" meta:cell-count="77" meta:object-count="0"/>
  </office:meta>
</office:document-meta>
</file>